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00%"/>
      <style:text-properties officeooo:paragraph-rsid="01ec2f4e"/>
    </style:style>
    <style:style style:name="P6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Text_20_body" style:list-style-name="L1">
      <style:paragraph-properties fo:line-height="100%" fo:break-before="page"/>
    </style:style>
    <style:style style:name="P9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line-height="100%"/>
      <style:text-properties officeooo:paragraph-rsid="01ed5627"/>
    </style:style>
    <style:style style:name="P11" style:family="paragraph" style:parent-style-name="Text_20_body" style:list-style-name="L4">
      <style:paragraph-properties style:line-height-at-least="0cm"/>
      <style:text-properties officeooo:paragraph-rsid="01f0174b"/>
    </style:style>
    <style:style style:name="P12" style:family="paragraph" style:parent-style-name="Text_20_body" style:list-style-name="L5">
      <style:paragraph-properties fo:line-height="100%"/>
      <style:text-properties officeooo:paragraph-rsid="01f19395"/>
    </style:style>
    <style:style style:name="P13" style:family="paragraph" style:parent-style-name="Text_20_body" style:list-style-name="L6">
      <style:paragraph-properties fo:line-height="100%"/>
      <style:text-properties officeooo:paragraph-rsid="01f26b50"/>
    </style:style>
    <style:style style:name="P14" style:family="paragraph" style:parent-style-name="Text_20_body" style:list-style-name="L7">
      <style:paragraph-properties fo:line-height="100%"/>
    </style:style>
    <style:style style:name="P15" style:family="paragraph" style:parent-style-name="Text_20_body" style:list-style-name="L8">
      <style:paragraph-properties fo:line-height="100%"/>
      <style:text-properties officeooo:paragraph-rsid="01f3147c"/>
    </style:style>
    <style:style style:name="P16" style:family="paragraph" style:parent-style-name="Text_20_body" style:list-style-name="L1">
      <style:paragraph-properties fo:line-height="100%"/>
      <style:text-properties officeooo:paragraph-rsid="01f3147c"/>
    </style:style>
    <style:style style:name="P17" style:family="paragraph" style:parent-style-name="Text_20_body" style:list-style-name="L9">
      <style:paragraph-properties fo:line-height="100%"/>
      <style:text-properties officeooo:paragraph-rsid="01fe0a7d"/>
    </style:style>
    <style:style style:name="P18" style:family="paragraph" style:parent-style-name="Text_20_body">
      <style:paragraph-properties fo:line-height="100%"/>
      <style:text-properties officeooo:paragraph-rsid="01de79a1"/>
    </style:style>
    <style:style style:name="T1" style:family="text">
      <style:text-properties style:font-name="Liberation Sans" fo:language="pt" fo:country="BR" officeooo:rsid="01c694eb" style:font-name-asian="Microsoft YaHei" style:font-name-complex="Mangal"/>
    </style:style>
    <style:style style:name="T2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6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7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" style:family="text">
      <style:text-properties fo:color="#dcdcaa" loext:opacity="100%" style:font-name="Consolas" fo:font-size="10.5pt" fo:font-weight="normal" fo:background-color="#1f1f1f" loext:char-shading-value="0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  <style:style style:name="T12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3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4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5" style:family="text">
      <style:text-properties fo:language="pt" fo:country="BR" officeooo:rsid="01ec2f4e"/>
    </style:style>
    <style:style style:name="T16" style:family="text">
      <style:text-properties fo:language="pt" fo:country="BR" officeooo:rsid="01e0fd8e"/>
    </style:style>
    <style:style style:name="T17" style:family="text">
      <style:text-properties style:font-name="Mono" fo:language="pt" fo:country="BR" officeooo:rsid="01f756a9"/>
    </style:style>
    <style:style style:name="T18" style:family="text">
      <style:text-properties style:font-name="Mono" fo:language="pt" fo:country="BR" officeooo:rsid="01e0fd8e"/>
    </style:style>
    <style:style style:name="T19" style:family="text">
      <style:text-properties officeooo:rsid="01ec2f4e"/>
    </style:style>
    <style:style style:name="T20" style:family="text">
      <style:text-properties officeooo:rsid="01e0fd8e"/>
    </style:style>
    <style:style style:name="T21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24" style:family="text">
      <style:text-properties officeooo:rsid="01ec73aa"/>
    </style:style>
    <style:style style:name="T25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28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30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1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2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3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35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8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41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2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47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49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2"><text:span text:style-name="Strong_20_Emphasis"><text:span text:style-name="T2"/></text:span></text:p>
      <text:p text:style-name="P2"><text:span text:style-name="Strong_20_Emphasis"><text:span text:style-name="T3">Ordem</text:span></text:span><text:span text:style-name="T3">: OS → segurança → servidor web → PHP → DB → deploy → SSL → monitoração.</text:span></text:p>
      <text:p text:style-name="P2"><text:span text:style-name="T3"/></text:p>
      <text:list xml:id="list3545596071" text:style-name="L1">
        <text:list-item>
          <text:p text:style-name="P3"><text:span text:style-name="Strong_20_Emphasis"><text:span text:style-name="T4">Provisionamento da infraestrutura</text:span></text:span></text:p>
          <text:list>
            <text:list-item>
              <text:p text:style-name="P3"><text:span text:style-name="Strong_20_Emphasis"><text:span text:style-name="T2">Instanciar a VM</text:span></text:span><text:span text:style-name="T2"> (ou container, se for o caso): escolha de fornecedor (AWS, Azure, GCP, DigitalOcean etc.), tamanho de CPU/RAM/disco, zona/região.</text:span></text:p>
            </text:list-item>
            <text:list-item>
              <text:p text:style-name="P3"><text:span text:style-name="Strong_20_Emphasis"><text:span text:style-name="T2">Configurar rede e firewall</text:span></text:span><text:span text:style-name="T2">: definir regras de entrada e saída (por exemplo, abrir apenas portas 22/80/443), habilitar o UFW ou firewall.</text:span></text:p>
            </text:list-item>
            <text:list-item>
              <text:p text:style-name="P3"><text:span text:style-name="Strong_20_Emphasis"><text:span text:style-name="T2">Particionamento e swap</text:span></text:span><text:span text:style-name="T2"> (opcional): criar partições separadas (</text:span><text:span text:style-name="Source_20_Text"><text:span text:style-name="T2">/</text:span></text:span><text:span text:style-name="T2">, </text:span><text:span text:style-name="Source_20_Text"><text:span text:style-name="T2">/var</text:span></text:span><text:span text:style-name="T2">, </text:span><text:span text:style-name="Source_20_Text"><text:span text:style-name="T2">/home</text:span></text:span><text:span text:style-name="T2">) e swap, caso necessário para memória.</text:span></text:p>
            </text:list-item>
          </text:list>
        </text:list-item>
        <text:list-item>
          <text:p text:style-name="P3"><text:span text:style-name="Strong_20_Emphasis"><text:span text:style-name="T4">Instalação do sistema operacional</text:span></text:span></text:p>
          <text:list>
            <text:list-item>
              <text:p text:style-name="P4">Instalar Debian (ou outra distro Linux) mínimo, sem pacotes extras desnecessários.</text:p>
            </text:list-item>
            <text:list-item>
              <text:p text:style-name="P3"><text:span text:style-name="Strong_20_Emphasis"><text:span text:style-name="T2">Atualizar pacotes</text:span></text:span><text:span text:style-name="T2"> imediatament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date</text:span></text:span><text:span text:style-name="Source_20_Text"><text:span text:style-name="T6"> &amp;&amp; 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grade</text:span></text:span><text:span text:style-name="Source_20_Text"><text:span text:style-name="T6"> </text:span></text:span><text:span text:style-name="Source_20_Text"><text:span text:style-name="T8">-y</text:span></text:span></text:p>
            </text:list-item>
            <text:list-item>
              <text:p text:style-name="P3"><text:span text:style-name="Strong_20_Emphasis"><text:span text:style-name="T2">Configurar fuso-horário</text:span></text:span><text:span text:style-name="T2"> e local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timedatectl</text:span></text:span><text:span text:style-name="Source_20_Text"><text:span text:style-name="T6"> </text:span></text:span><text:span text:style-name="Source_20_Text"><text:span text:style-name="T7">set-timezone</text:span></text:span><text:span text:style-name="Source_20_Text"><text:span text:style-name="T6"> </text:span></text:span><text:span text:style-name="Source_20_Text"><text:span text:style-name="T7">America/Sao_Paulo<text:line-break/></text:span></text:span><text:span text:style-name="T9">sudo</text:span><text:span text:style-name="T10"> </text:span><text:span text:style-name="T11">locale-gen</text:span><text:span text:style-name="T10"> </text:span><text:span text:style-name="T11">pt_BR.UTF-8</text:span></text:p>
            </text:list-item>
          </text:list>
        </text:list-item>
        <text:list-item>
          <text:p text:style-name="P3"><text:span text:style-name="Strong_20_Emphasis"><text:span text:style-name="T4">Configuração de segurança básica</text:span></text:span></text:p>
          <text:list>
            <text:list-item>
              <text:p text:style-name="P3"><text:span text:style-name="Strong_20_Emphasis"><text:span text:style-name="T2">Autenticação por chaves SSH</text:span></text:span><text:span text:style-name="T2">: desabilitar login por senha em<text:line-break/></text:span><text:span text:style-name="T12">/etc/ssh/sshd_config</text:span><text:span text:style-name="T13"> (PasswordAuthentication </text:span><text:span text:style-name="T14">no</text:span><text:span text:style-name="T13">).</text:span></text:p>
            </text:list-item>
            <text:list-item>
              <text:p text:style-name="P3"><text:span text:style-name="Strong_20_Emphasis"><text:span text:style-name="T2">Instalar e configurar Fail2Ban</text:span></text:span><text:span text:style-name="T2"> para mitigar tentativas de brute-force.</text:span></text:p>
            </text:list-item>
            <text:list-item>
              <text:p text:style-name="P3"><text:span text:style-name="Strong_20_Emphasis"><text:span text:style-name="T2">Configurar updates automáticos</text:span></text:span><text:span text:style-name="T2"> para correções de segurança (unattended-upgrades).</text:span></text:p>
            </text:list-item>
          </text:list>
        </text:list-item>
        <text:list-item>
          <text:p text:style-name="P3"><text:span text:style-name="Strong_20_Emphasis"><text:span text:style-name="T4">Instalação do servidor HTTP</text:span></text:span></text:p>
          <text:list>
            <text:list-item>
              <text:p text:style-name="P5"><text:span text:style-name="Strong_20_Emphasis"><text:span text:style-name="T2">Apache</text:span></text:span><text:span text:style-name="T2"> ou </text:span><text:span text:style-name="Strong_20_Emphasis"><text:span text:style-name="T2">Nginx</text:span></text:span><text:span text:style-name="T2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6"><text:span text:style-name="T15">alterar</text:span><text:span text:style-name="T16"> arquivo de configuração (</text:span><text:span text:style-name="T17">httpd.</text:span><text:span text:style-name="T18">config</text:span><text:span text:style-name="T16">) para </text:span>desabilitar o “directory listing”: Proteger a árvore de diretórios d<text:span text:style-name="T19">as</text:span> aplicaç<text:span text:style-name="T19">ões</text:span> contra acesso direto via navegador, <text:span text:style-name="T20">para </text:span>evita<text:span text:style-name="T20">r</text:span> que alguém visualize ou navegue pelas pastas do servidor, o que poderia expor arquivos sensíveis.</text:p>
              <text:list>
                <text:list-item>
                  <text:p text:style-name="P7"><text:span text:style-name="T2">No Apache: desativar </text:span><text:span text:style-name="Strong_20_Emphasis"><text:span text:style-name="T2">Indexes</text:span></text:span><text:span text:style-name="T2"> (</text:span><text:span text:style-name="Source_20_Text"><text:span text:style-name="T21">Options -Indexes</text:span></text:span><text:span text:style-name="T2">)</text:span><text:span text:style-name="T22">, </text:span><text:span text:style-name="T2">ativar módulos </text:span><text:span text:style-name="T4">essenciais</text:span><text:span text:style-name="T2"> (</text:span><text:span text:style-name="Source_20_Text"><text:span text:style-name="T2">r</text:span></text:span><text:span text:style-name="Source_20_Text"><text:span text:style-name="T21">ewrite</text:span></text:span><text:span text:style-name="T21">, </text:span><text:span text:style-name="Source_20_Text"><text:span text:style-name="T21">headers</text:span></text:span><text:span text:style-name="T21">, </text:span><text:span text:style-name="Source_20_Text"><text:span text:style-name="T21">ssl</text:span></text:span><text:span text:style-name="T2">), Desabilitar informações sensíveis </text:span><text:span text:style-name="T23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14907412173268" text:continue-list="list3545596071" text:style-name="L1">
        <text:list-item>
          <text:list>
            <text:list-item>
              <text:list>
                <text:list-item>
                  <text:p text:style-name="P3"><text:span text:style-name="T2">No Nginx: configurar </text:span><text:span text:style-name="Source_20_Text"><text:span text:style-name="T21">autoindex off</text:span></text:span><text:span text:style-name="Source_20_Text"><text:span text:style-name="T2">;</text:span></text:span><text:span text:style-name="T2"> nos blocos </text:span><text:span text:style-name="Source_20_Text"><text:span text:style-name="T21">location</text:span></text:span><text:span text:style-name="T2">.</text:span></text:p>
                </text:list-item>
              </text:list>
            </text:list-item>
            <text:list-item>
              <text:p text:style-name="P4">Criar bloco de servidor (virtual host) dedicado para cada app.</text:p>
            </text:list-item>
          </text:list>
        </text:list-item>
        <text:list-item>
          <text:p text:style-name="P8"><text:span text:style-name="Strong_20_Emphasis"><text:span text:style-name="T2">Instalação e configuração do PHP</text:span></text:span></text:p>
          <text:list>
            <text:list-item>
              <text:p text:style-name="P3"><text:span text:style-name="T2">Instalar </text:span><text:span text:style-name="Strong_20_Emphasis"><text:span text:style-name="T2">PHP-FPM</text:span></text:span><text:span text:style-name="T2"> na versão suportada pela aplicação (ex.: 8.2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php8.2-fpm</text:span></text:span><text:span text:style-name="Source_20_Text"><text:span text:style-name="T6"> </text:span></text:span><text:span text:style-name="Source_20_Text"><text:span text:style-name="T7">php8.2-{cli,gd,curl,dom,soap,zip,oci8,pdo_oci}</text:span></text:span></text:p>
            </text:list-item>
            <text:list-item>
              <text:p text:style-name="P3"><text:span text:style-name="T2">Editar </text:span><text:span text:style-name="Source_20_Text"><text:span text:style-name="T2">/etc/php/8.2/</text:span></text:span><text:span text:style-name="Source_20_Text"><text:span text:style-name="T4">fpm/php.ini</text:span></text:span><text:span text:style-name="T2"> (e </text:span><text:span text:style-name="Source_20_Text"><text:span text:style-name="T2">/etc/php/8.2/</text:span></text:span><text:span text:style-name="Source_20_Text"><text:span text:style-name="T4">cli/php.ini</text:span></text:span><text:span text:style-name="T2">):</text:span></text:p>
              <text:list>
                <text:list-item>
                  <text:p text:style-name="P3"><text:span text:style-name="T2">Ajustar </text:span><text:span text:style-name="Source_20_Text"><text:span text:style-name="T2">memory_limit</text:span></text:span><text:span text:style-name="T2">, </text:span><text:span text:style-name="Source_20_Text"><text:span text:style-name="T2">upload_max_filesize</text:span></text:span><text:span text:style-name="T2">, </text:span><text:span text:style-name="Source_20_Text"><text:span text:style-name="T2">post_max_size</text:span></text:span><text:span text:style-name="T2">.</text:span></text:p>
                </text:list-item>
                <text:list-item>
                  <text:p text:style-name="P4">Habilitar extensões necessárias (cURL, DOM, SOAP, OCI8).</text:p>
                </text:list-item>
              </text:list>
            </text:list-item>
            <text:list-item>
              <text:p text:style-name="P3"><text:span text:style-name="T2">Configurar pool do PHP-FPM (</text:span><text:span text:style-name="Source_20_Text"><text:span text:style-name="T2">/etc/php/8.2/fpm/pool.d/www.conf</text:span></text:span><text:span text:style-name="T2">): ajustar </text:span><text:span text:style-name="Source_20_Text"><text:span text:style-name="T2">user</text:span></text:span><text:span text:style-name="T2">, </text:span><text:span text:style-name="Source_20_Text"><text:span text:style-name="T2">group</text:span></text:span><text:span text:style-name="T2">, </text:span><text:span text:style-name="Source_20_Text"><text:span text:style-name="T2">pm</text:span></text:span><text:span text:style-name="T2"> (dynamic vs. ondemand), limites de processos.</text:span></text:p>
            </text:list-item>
            <text:list-item>
              <text:p text:style-name="P9">habilitar/desabilitar mensagens PHP, dependendo do ambiente (produção ou desenvolvimento)</text:p>
            </text:list-item>
          </text:list>
        </text:list-item>
        <text:list-item>
          <text:p text:style-name="P3"><text:span text:style-name="Strong_20_Emphasis"><text:span text:style-name="T4">Banco de dados e drivers</text:span></text:span></text:p>
          <text:list>
            <text:list-item>
              <text:p text:style-name="P4">Instalar SGBD (MySQL, <text:span text:style-name="T24">Oracle, </text:span>PostgreSQL).</text:p>
            </text:list-item>
            <text:list-item>
              <text:p text:style-name="P4">Instalar o driver PHP apropriado (<text:span text:style-name="T24">exemplo </text:span>ODBC, OCI8, PDO_OCI).</text:p>
            </text:list-item>
            <text:list-item>
              <text:p text:style-name="P4">Testar conexão via linha de comando e via script PHP simples.</text:p>
            </text:list-item>
          </text:list>
        </text:list-item>
        <text:list-item>
          <text:p text:style-name="P3"><text:span text:style-name="Strong_20_Emphasis"><text:span text:style-name="T4">Usuário de deploy e permissões</text:span></text:span></text:p>
        </text:list-item>
      </text:list>
      <text:list text:style-name="L3">
        <text:list-item>
          <text:list>
            <text:list-item>
              <text:p text:style-name="P10"><text:span text:style-name="Strong_20_Emphasis"><text:span text:style-name="T2">Criar usuário </text:span></text:span><text:span text:style-name="T2">para acesso ao servidor (ex.: </text:span><text:span text:style-name="Source_20_Text"><text:span text:style-name="T2">deployuser</text:span></text:span><text:span text:style-name="T2">)<text:line-break/></text:span><text:span text:style-name="T12">sudo</text:span><text:span text:style-name="T13"> </text:span><text:span text:style-name="T14">adduser</text:span><text:span text:style-name="T13"> </text:span><text:span text:style-name="T14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ource_20_Text"><text:span text:style-name="T25">conceder </text:span></text:span><text:span text:style-name="Strong_20_Emphasis"><text:span text:style-name="T25">acesso sudo limitado </text:span></text:span><text:span text:style-name="Source_20_Text"><text:span text:style-name="T25">ao usuário deployuser apenas para </text:span></text:span><text:span text:style-name="T2">Reiniciar o Apache </text:span><text:span text:style-name="Strong_20_Emphasis"><text:span text:style-name="T2">ou</text:span></text:span><text:span text:style-name="T2"> Nginx </text:span><text:span text:style-name="T26">e</text:span><text:span text:style-name="T2"> </text:span><text:span text:style-name="T27">e</text:span><text:span text:style-name="T2">xecutar </text:span><text:span text:style-name="Strong_20_Emphasis"><text:span text:style-name="T2">scripts específicos de deploy:</text:span></text:span><text:span text:style-name="T2"><text:line-break/></text:span><text:span text:style-name="T5">deployuser</text:span><text:span text:style-name="T6"> </text:span><text:span text:style-name="T7">ALL=</text:span><text:span text:style-name="T6">(</text:span><text:span text:style-name="T5">ALL</text:span><text:span text:style-name="T6">) </text:span><text:span text:style-name="T7">NOPASSWD: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apache2,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nginx,</text:span><text:span text:style-name="T6"> </text:span><text:span text:style-name="T28">\</text:span><text:span text:style-name="T6"><text:line-break/></text:span><text:span text:style-name="T7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T2">Criar grupo de deploy (ex.: </text:span><text:span text:style-name="Source_20_Text"><text:span text:style-name="T2">deploy</text:span></text:span><text:span text:style-name="T2">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groupadd</text:span></text:span><text:span text:style-name="Source_20_Text"><text:span text:style-name="T6"> </text:span></text:span><text:span text:style-name="Source_20_Text"><text:span text:style-name="T7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13"><text:span text:style-name="T29">associar ao grupo deploy os usuários</text:span><text:span text:style-name="T2"> </text:span><text:span text:style-name="Source_20_Text"><text:span text:style-name="T2">deployuser</text:span></text:span><text:span text:style-name="T2"> e </text:span><text:span text:style-name="Source_20_Text"><text:span text:style-name="T2">www-data</text:span></text:span><text:span text:style-name="Source_20_Text"><text:span text:style-name="T29">, </text:span></text:span><text:span text:style-name="Source_20_Text"><text:span text:style-name="T2">separa o grupo de quem faz deploy do grupo do servidor web 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usermod</text:span></text:span><text:span text:style-name="Source_20_Text"><text:span text:style-name="T6"> </text:span></text:span><text:span text:style-name="Source_20_Text"><text:span text:style-name="T8">-aG</text:span></text:span><text:span text:style-name="Source_20_Text"><text:span text:style-name="T6"> </text:span></text:span><text:span text:style-name="Source_20_Text"><text:span text:style-name="T7">deploy</text:span></text:span><text:span text:style-name="Source_20_Text"><text:span text:style-name="T6"> </text:span></text:span><text:span text:style-name="Source_20_Text"><text:span text:style-name="T7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14"><text:span text:style-name="T29">Ajustar</text:span><text:span text:style-name="T2"> dono e grupo do document root (</text:span><text:span text:style-name="Source_20_Text"><text:span text:style-name="T2">/var/www/</text:span></text:span><text:span text:style-name="Source_20_Text"><text:span text:style-name="T29">projeto</text:span></text:span><text:span text:style-name="T2">):<text:line-break/></text:span><text:span text:style-name="Source_20_Text"><text:span text:style-name="T30">sudo</text:span></text:span><text:span text:style-name="Source_20_Text"><text:span text:style-name="T31"> </text:span></text:span><text:span text:style-name="Source_20_Text"><text:span text:style-name="T32">chown</text:span></text:span><text:span text:style-name="Source_20_Text"><text:span text:style-name="T31"> </text:span></text:span><text:span text:style-name="Source_20_Text"><text:span text:style-name="T33">-R</text:span></text:span><text:span text:style-name="Source_20_Text"><text:span text:style-name="T31"> </text:span></text:span><text:span text:style-name="Source_20_Text"><text:span text:style-name="T32">deployuser:deploy</text:span></text:span><text:span text:style-name="Source_20_Text"><text:span text:style-name="T31"> </text:span></text:span><text:span text:style-name="Source_20_Text"><text:span text:style-name="T32">/var/www/projeto</text:span></text:span></text:p>
            </text:list-item>
            <text:list-item>
              <text:p text:style-name="P14"><text:span text:style-name="T26">Conceder permissão total ao dono deployuser, e leitura/execução para </text:span><text:span text:style-name="T2">o servidor web (Apache/Nginx), </text:span><text:span text:style-name="T26">em</text:span><text:span text:style-name="T34"> todo conteúdo do projeto:<text:line-break/></text:span><text:span text:style-name="Source_20_Text"><text:span text:style-name="T35">sudo</text:span></text:span><text:span text:style-name="Source_20_Text"><text:span text:style-name="T36"> </text:span></text:span><text:span text:style-name="Source_20_Text"><text:span text:style-name="T37">chmod</text:span></text:span><text:span text:style-name="Source_20_Text"><text:span text:style-name="T36"> </text:span></text:span><text:span text:style-name="Source_20_Text"><text:span text:style-name="T38">-R</text:span></text:span><text:span text:style-name="Source_20_Text"><text:span text:style-name="T36"> </text:span></text:span><text:span text:style-name="Source_20_Text"><text:span text:style-name="T39">750</text:span></text:span><text:span text:style-name="Source_20_Text"><text:span text:style-name="T36"> </text:span></text:span><text:span text:style-name="Source_20_Text"><text:span text:style-name="T37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15"><text:span text:style-name="Source_20_Text"><text:span text:style-name="T40">Configurar </text:span></text:span><text:span text:style-name="Source_20_Text"><text:span text:style-name="T25">para que </text:span></text:span><text:span text:style-name="Strong_20_Emphasis"><text:span text:style-name="T25">novos arquivos e diretórios</text:span></text:span><text:span text:style-name="Source_20_Text"><text:span text:style-name="T25"> criados dentro de </text:span></text:span><text:span text:style-name="Source_20_Text"><text:span text:style-name="T40">document root</text:span></text:span><text:span text:style-name="Source_20_Text"><text:span text:style-name="T25"> </text:span></text:span><text:span text:style-name="Strong_20_Emphasis"><text:span text:style-name="T25">herde</text:span></text:span><text:span text:style-name="Strong_20_Emphasis"><text:span text:style-name="T40">m</text:span></text:span><text:span text:style-name="Strong_20_Emphasis"><text:span text:style-name="T25"> o grupo dono do diretório (no </text:span></text:span><text:span text:style-name="Strong_20_Emphasis"><text:span text:style-name="T40">exemplo</text:span></text:span><text:span text:style-name="Strong_20_Emphasis"><text:span text:style-name="T25">, </text:span></text:span><text:span text:style-name="Source_20_Text"><text:span text:style-name="T25">deploy</text:span></text:span><text:span text:style-name="Strong_20_Emphasis"><text:span text:style-name="T25">)</text:span></text:span><text:span text:style-name="Source_20_Text"><text:span text:style-name="T25">, sem precisar rodar chown toda vez.<text:line-break/></text:span></text:span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3">find</text:span></text:span><text:span text:style-name="Source_20_Text"><text:span text:style-name="T42"> </text:span></text:span><text:span text:style-name="Source_20_Text"><text:span text:style-name="T43">/var/www/projeto/</text:span></text:span><text:span text:style-name="Source_20_Text"><text:span text:style-name="T42"> </text:span></text:span><text:span text:style-name="Source_20_Text"><text:span text:style-name="T44">-type</text:span></text:span><text:span text:style-name="Source_20_Text"><text:span text:style-name="T42"> </text:span></text:span><text:span text:style-name="Source_20_Text"><text:span text:style-name="T43">d</text:span></text:span><text:span text:style-name="Source_20_Text"><text:span text:style-name="T42"> </text:span></text:span><text:span text:style-name="Source_20_Text"><text:span text:style-name="T44">-exec</text:span></text:span><text:span text:style-name="Source_20_Text"><text:span text:style-name="T42"> </text:span></text:span><text:span text:style-name="Source_20_Text"><text:span text:style-name="T43">chmod</text:span></text:span><text:span text:style-name="Source_20_Text"><text:span text:style-name="T42"> </text:span></text:span><text:span text:style-name="Source_20_Text"><text:span text:style-name="T43">g+s</text:span></text:span><text:span text:style-name="Source_20_Text"><text:span text:style-name="T42"> </text:span></text:span><text:span text:style-name="Source_20_Text"><text:span text:style-name="T43">{}</text:span></text:span><text:span text:style-name="Source_20_Text"><text:span text:style-name="T42"> </text:span></text:span><text:span text:style-name="Source_20_Text"><text:span text:style-name="T45">\;</text:span></text:span><text:span text:style-name="T2"><text:line-break/></text:span></text:p>
            </text:list-item>
          </text:list>
        </text:list-item>
      </text:list>
      <text:list xml:id="list114907466033174" text:continue-list="list114907412173268" text:style-name="L1">
        <text:list-item>
          <text:p text:style-name="P3"><text:span text:style-name="Strong_20_Emphasis"><text:span text:style-name="T4">Deploy da aplicação</text:span></text:span></text:p>
          <text:list>
            <text:list-item>
              <text:p text:style-name="P3"><text:span text:style-name="Strong_20_Emphasis"><text:span text:style-name="T2">Transferir código</text:span></text:span><text:span text:style-name="T2"> via Git (recomendo) ou SFTP/rsync.</text:span></text:p>
            </text:list-item>
            <text:list-item>
              <text:p text:style-name="P4">Se usar CI/CD (GitHub Actions, GitLab CI, Jenkins…), automatize testes, lint e deploy.</text:p>
            </text:list-item>
          </text:list>
        </text:list-item>
        <text:list-item>
          <text:p text:style-name="P3"><text:soft-page-break/><text:span text:style-name="Strong_20_Emphasis"><text:span text:style-name="T4">Configuração de SSL/TLS</text:span></text:span></text:p>
          <text:list>
            <text:list-item>
              <text:p text:style-name="P16"><text:span text:style-name="T2">Usar </text:span><text:span text:style-name="Strong_20_Emphasis"><text:span text:style-name="T2">Let’s Encrypt</text:span></text:span><text:span text:style-name="T2"> (Certbot) para obter certificado gratuito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7">python3-certbot-nginx</text:span></text:span><text:span text:style-name="Source_20_Text"><text:span text:style-name="T2">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8">--nginx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exemplo.com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www.exemplo.com</text:span></text:span></text:p>
            </text:list-item>
            <text:list-item>
              <text:p text:style-name="P3"><text:span text:style-name="T2">Habilitar renovação automática </text:span><text:span text:style-name="T46">(as portas de rede 80 443 devem estar abertas)</text:span><text:span text:style-name="T2"><text:line-break/></text:span><text:span text:style-name="Source_20_Text"><text:span text:style-name="T5">certbot</text:span></text:span><text:span text:style-name="Source_20_Text"><text:span text:style-name="T6"> </text:span></text:span><text:span text:style-name="Source_20_Text"><text:span text:style-name="T7">renew</text:span></text:span><text:span text:style-name="Source_20_Text"><text:span text:style-name="T6"> –</text:span></text:span><text:span text:style-name="Source_20_Text"><text:span text:style-name="T8">dry-run</text:span></text:span></text:p>
            </text:list-item>
          </text:list>
        </text:list-item>
      </text:list>
      <text:list text:style-name="L9">
        <text:list-item>
          <text:list>
            <text:list-item>
              <text:p text:style-name="P17"><text:span text:style-name="Source_20_Text"><text:span text:style-name="T25">Forçar renovação</text:span></text:span><text:span text:style-name="Source_20_Text"><text:span text:style-name="T47"><text:line-break/></text:span></text:span><text:span text:style-name="Source_20_Text"><text:span text:style-name="T48">sudo</text:span></text:span><text:span text:style-name="Source_20_Text"><text:span text:style-name="T47"> </text:span></text:span><text:span text:style-name="Source_20_Text"><text:span text:style-name="T49">certbot</text:span></text:span><text:span text:style-name="Source_20_Text"><text:span text:style-name="T47"> renew --force-renewal</text:span></text:span></text:p>
            </text:list-item>
          </text:list>
        </text:list-item>
      </text:list>
      <text:list text:continue-list="list114907466033174" text:style-name="L1">
        <text:list-item>
          <text:p text:style-name="P3"><text:span text:style-name="Strong_20_Emphasis"><text:span text:style-name="T4">Logs, monitoramento e manutenção</text:span></text:span></text:p>
          <text:list>
            <text:list-item>
              <text:p text:style-name="P3"><text:span text:style-name="Strong_20_Emphasis"><text:span text:style-name="T2">Logrotate</text:span></text:span><text:span text:style-name="T2"> para girar logs de Apache/Nginx, PHP e da aplicação.</text:span></text:p>
            </text:list-item>
            <text:list-item>
              <text:p text:style-name="P4">Ferramentas de monitoramento (Prometheus + Grafana, Zabbix, Datadog).</text:p>
            </text:list-item>
            <text:list-item>
              <text:p text:style-name="P3"><text:span text:style-name="Strong_20_Emphasis"><text:span text:style-name="T2">Backups automáticos</text:span></text:span><text:span text:style-name="T2"> do banco de dados e do código, com armazenamento off-site.</text:span></text:p>
            </text:list-item>
            <text:list-item>
              <text:p text:style-name="P4">Auditoria de segurança e revisão periódica (updates, vulnerabilidades).</text:p>
            </text:list-item>
          </text:list>
        </text:list-item>
        <text:list-item>
          <text:p text:style-name="P3"><text:span text:style-name="Strong_20_Emphasis"><text:span text:style-name="T4">(Opcional) Hardening adicional</text:span></text:span></text:p>
          <text:list>
            <text:list-item>
              <text:p text:style-name="P3"><text:span text:style-name="Strong_20_Emphasis"><text:span text:style-name="T2">AppArmor</text:span></text:span><text:span text:style-name="T2"> ou </text:span><text:span text:style-name="Strong_20_Emphasis"><text:span text:style-name="T2">SELinux</text:span></text:span><text:span text:style-name="T2"> para confinamento dos processos.</text:span></text:p>
            </text:list-item>
            <text:list-item>
              <text:p text:style-name="P4">WAF (ModSecurity) para proteção de aplicações web.</text:p>
            </text:list-item>
            <text:list-item>
              <text:p text:style-name="P4">Scan de vulnerabilidades (OpenVAS, Nessus).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8:27.878000000</meta:creation-date>
    <dc:date>2025-05-27T11:49:07.095000000</dc:date>
    <meta:editing-duration>PT39S</meta:editing-duration>
    <meta:editing-cycles>1</meta:editing-cycles>
    <meta:document-statistic meta:table-count="0" meta:image-count="0" meta:object-count="0" meta:page-count="3" meta:paragraph-count="55" meta:word-count="679" meta:character-count="4739" meta:non-whitespace-character-count="4168"/>
    <meta:generator>LibreOffice/24.8.6.2$Windows_X86_64 LibreOffice_project/6d98ba145e9a8a39fc57bcc76981d1fb1316c60c</meta:generator>
  </office:meta>
</office:document-meta>
</file>